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2000000000B0000000B7D1422FA29DDF7D5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39.69pt" svg:height="502.98pt" svg:x="223.11pt" svg:y="56.47pt">
            <loext:p draw:notify-on-update-of-ranges="Sheet1.I3:Sheet1.I61 Sheet1.I3:Sheet1.I61 Sheet1.K2:Sheet1.K2 Sheet1.K3:Sheet1.K61 Sheet1.I3:Sheet1.I61 Sheet1.J2:Sheet1.J2 Sheet1.J3:Sheet1.J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release_date}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(m.m.p)</text:p>
          </table:table-cell>
          <table:table-cell office:value-type="string" calcext:value-type="string">
            <text:p>version(m.m)</text:p>
          </table:table-cell>
        </table:table-row>
        <table:table-row table:style-name="ro1">
          <table:table-cell/>
          <table:table-cell office:value-type="string" calcext:value-type="string">
            <text:p>0.22.0</text:p>
          </table:table-cell>
          <table:table-cell office:value-type="string" calcext:value-type="string">
            <text:p>2017-04-21T12:50:11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22" calcext:value-type="string">
            <text:p>22</text:p>
          </table:table-cell>
          <table:table-cell table:formula="of:=RIGHT([.B3];LEN([.B3])-[.E3])" office:value-type="string" office:string-value="0" calcext:value-type="string">
            <text:p>0</text:p>
          </table:table-cell>
          <table:table-cell table:style-name="ce1" table:formula="of:=DATE(LEFT([.C3];4);MID([.C3];6;2);MID([.C3];9;2))" office:value-type="date" office:date-value="2017-04-21" calcext:value-type="date">
            <text:p>04/21/17</text:p>
          </table:table-cell>
          <table:table-cell table:style-name="ce3" table:formula="of:=[.F3]+[.G3]/100+[.H3]/10000" office:value-type="float" office:value="0.22" calcext:value-type="float">
            <text:p>0.2200</text:p>
          </table:table-cell>
          <table:table-cell table:style-name="ce4" table:formula="of:=IF([.H3]=&quot;0&quot;;[.J3];&quot;&quot;)" office:value-type="float" office:value="0.22" calcext:value-type="float">
            <text:p>0.2200</text:p>
          </table:table-cell>
        </table:table-row>
        <table:table-row table:style-name="ro1">
          <table:table-cell/>
          <table:table-cell office:value-type="string" calcext:value-type="string">
            <text:p>0.21.1</text:p>
          </table:table-cell>
          <table:table-cell office:value-type="string" calcext:value-type="string">
            <text:p>2017-03-07T13:27:18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21" calcext:value-type="string">
            <text:p>21</text:p>
          </table:table-cell>
          <table:table-cell table:formula="of:=RIGHT([.B4];LEN([.B4])-[.E4])" office:value-type="string" office:string-value="1" calcext:value-type="string">
            <text:p>1</text:p>
          </table:table-cell>
          <table:table-cell table:style-name="ce1" table:formula="of:=DATE(LEFT([.C4];4);MID([.C4];6;2);MID([.C4];9;2))" office:value-type="date" office:date-value="2017-03-07" calcext:value-type="date">
            <text:p>03/07/17</text:p>
          </table:table-cell>
          <table:table-cell table:style-name="ce3" table:formula="of:=[.F4]+[.G4]/100+[.H4]/10000" office:value-type="float" office:value="0.2101" calcext:value-type="float">
            <text:p>0.2101</text:p>
          </table:table-cell>
          <table:table-cell table:style-name="ce4" table:formula="of:=IF([.H4]=&quot;0&quot;;[.J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1.0</text:p>
          </table:table-cell>
          <table:table-cell office:value-type="string" calcext:value-type="string">
            <text:p>2017-02-21T17:02:47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21" calcext:value-type="string">
            <text:p>21</text:p>
          </table:table-cell>
          <table:table-cell table:formula="of:=RIGHT([.B5];LEN([.B5])-[.E5])" office:value-type="string" office:string-value="0" calcext:value-type="string">
            <text:p>0</text:p>
          </table:table-cell>
          <table:table-cell table:style-name="ce1" table:formula="of:=DATE(LEFT([.C5];4);MID([.C5];6;2);MID([.C5];9;2))" office:value-type="date" office:date-value="2017-02-21" calcext:value-type="date">
            <text:p>02/21/17</text:p>
          </table:table-cell>
          <table:table-cell table:style-name="ce3" table:formula="of:=[.F5]+[.G5]/100+[.H5]/10000" office:value-type="float" office:value="0.21" calcext:value-type="float">
            <text:p>0.2100</text:p>
          </table:table-cell>
          <table:table-cell table:style-name="ce4" table:formula="of:=IF([.H5]=&quot;0&quot;;[.J5];&quot;&quot;)" office:value-type="float" office:value="0.21" calcext:value-type="float">
            <text:p>0.2100</text:p>
          </table:table-cell>
        </table:table-row>
        <table:table-row table:style-name="ro1">
          <table:table-cell/>
          <table:table-cell office:value-type="string" calcext:value-type="string">
            <text:p>0.20.5</text:p>
          </table:table-cell>
          <table:table-cell office:value-type="string" calcext:value-type="string">
            <text:p>2017-01-22T12:50:46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20" calcext:value-type="string">
            <text:p>20</text:p>
          </table:table-cell>
          <table:table-cell table:formula="of:=RIGHT([.B6];LEN([.B6])-[.E6])" office:value-type="string" office:string-value="5" calcext:value-type="string">
            <text:p>5</text:p>
          </table:table-cell>
          <table:table-cell table:style-name="ce1" table:formula="of:=DATE(LEFT([.C6];4);MID([.C6];6;2);MID([.C6];9;2))" office:value-type="date" office:date-value="2017-01-22" calcext:value-type="date">
            <text:p>01/22/17</text:p>
          </table:table-cell>
          <table:table-cell table:style-name="ce3" table:formula="of:=[.F6]+[.G6]/100+[.H6]/10000" office:value-type="float" office:value="0.2005" calcext:value-type="float">
            <text:p>0.2005</text:p>
          </table:table-cell>
          <table:table-cell table:style-name="ce4" table:formula="of:=IF([.H6]=&quot;0&quot;;[.J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4</text:p>
          </table:table-cell>
          <table:table-cell office:value-type="string" calcext:value-type="string">
            <text:p>2017-01-07T13:02:40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20" calcext:value-type="string">
            <text:p>20</text:p>
          </table:table-cell>
          <table:table-cell table:formula="of:=RIGHT([.B7];LEN([.B7])-[.E7])" office:value-type="string" office:string-value="4" calcext:value-type="string">
            <text:p>4</text:p>
          </table:table-cell>
          <table:table-cell table:style-name="ce1" table:formula="of:=DATE(LEFT([.C7];4);MID([.C7];6;2);MID([.C7];9;2))" office:value-type="date" office:date-value="2017-01-07" calcext:value-type="date">
            <text:p>01/07/17</text:p>
          </table:table-cell>
          <table:table-cell table:style-name="ce3" table:formula="of:=[.F7]+[.G7]/100+[.H7]/10000" office:value-type="float" office:value="0.2004" calcext:value-type="float">
            <text:p>0.2004</text:p>
          </table:table-cell>
          <table:table-cell table:style-name="ce4" table:formula="of:=IF([.H7]=&quot;0&quot;;[.J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3</text:p>
          </table:table-cell>
          <table:table-cell office:value-type="string" calcext:value-type="string">
            <text:p>2016-12-24T11:02:48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20" calcext:value-type="string">
            <text:p>20</text:p>
          </table:table-cell>
          <table:table-cell table:formula="of:=RIGHT([.B8];LEN([.B8])-[.E8])" office:value-type="string" office:string-value="3" calcext:value-type="string">
            <text:p>3</text:p>
          </table:table-cell>
          <table:table-cell table:style-name="ce1" table:formula="of:=DATE(LEFT([.C8];4);MID([.C8];6;2);MID([.C8];9;2))" office:value-type="date" office:date-value="2016-12-24" calcext:value-type="date">
            <text:p>12/24/16</text:p>
          </table:table-cell>
          <table:table-cell table:style-name="ce3" table:formula="of:=[.F8]+[.G8]/100+[.H8]/10000" office:value-type="float" office:value="0.2003" calcext:value-type="float">
            <text:p>0.2003</text:p>
          </table:table-cell>
          <table:table-cell table:style-name="ce4" table:formula="of:=IF([.H8]=&quot;0&quot;;[.J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1</text:p>
          </table:table-cell>
          <table:table-cell office:value-type="string" calcext:value-type="string">
            <text:p>2016-12-06T18:35:08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20" calcext:value-type="string">
            <text:p>20</text:p>
          </table:table-cell>
          <table:table-cell table:formula="of:=RIGHT([.B9];LEN([.B9])-[.E9])" office:value-type="string" office:string-value="1" calcext:value-type="string">
            <text:p>1</text:p>
          </table:table-cell>
          <table:table-cell table:style-name="ce1" table:formula="of:=DATE(LEFT([.C9];4);MID([.C9];6;2);MID([.C9];9;2))" office:value-type="date" office:date-value="2016-12-06" calcext:value-type="date">
            <text:p>12/06/16</text:p>
          </table:table-cell>
          <table:table-cell table:style-name="ce3" table:formula="of:=[.F9]+[.G9]/100+[.H9]/10000" office:value-type="float" office:value="0.2001" calcext:value-type="float">
            <text:p>0.2001</text:p>
          </table:table-cell>
          <table:table-cell table:style-name="ce4" table:formula="of:=IF([.H9]=&quot;0&quot;;[.J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0</text:p>
          </table:table-cell>
          <table:table-cell office:value-type="string" calcext:value-type="string">
            <text:p>2016-11-22T17:30:32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20" calcext:value-type="string">
            <text:p>20</text:p>
          </table:table-cell>
          <table:table-cell table:formula="of:=RIGHT([.B10];LEN([.B10])-[.E10])" office:value-type="string" office:string-value="0" calcext:value-type="string">
            <text:p>0</text:p>
          </table:table-cell>
          <table:table-cell table:style-name="ce1" table:formula="of:=DATE(LEFT([.C10];4);MID([.C10];6;2);MID([.C10];9;2))" office:value-type="date" office:date-value="2016-11-22" calcext:value-type="date">
            <text:p>11/22/16</text:p>
          </table:table-cell>
          <table:table-cell table:style-name="ce3" table:formula="of:=[.F10]+[.G10]/100+[.H10]/10000" office:value-type="float" office:value="0.2" calcext:value-type="float">
            <text:p>0.2000</text:p>
          </table:table-cell>
          <table:table-cell table:style-name="ce4" table:formula="of:=IF([.H10]=&quot;0&quot;;[.J10];&quot;&quot;)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string" calcext:value-type="string">
            <text:p>0.19.4</text:p>
          </table:table-cell>
          <table:table-cell office:value-type="string" calcext:value-type="string">
            <text:p>2016-10-07T16:01:21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9" calcext:value-type="string">
            <text:p>19</text:p>
          </table:table-cell>
          <table:table-cell table:formula="of:=RIGHT([.B11];LEN([.B11])-[.E11])" office:value-type="string" office:string-value="4" calcext:value-type="string">
            <text:p>4</text:p>
          </table:table-cell>
          <table:table-cell table:style-name="ce1" table:formula="of:=DATE(LEFT([.C11];4);MID([.C11];6;2);MID([.C11];9;2))" office:value-type="date" office:date-value="2016-10-07" calcext:value-type="date">
            <text:p>10/07/16</text:p>
          </table:table-cell>
          <table:table-cell table:style-name="ce3" table:formula="of:=[.F11]+[.G11]/100+[.H11]/10000" office:value-type="float" office:value="0.1904" calcext:value-type="float">
            <text:p>0.1904</text:p>
          </table:table-cell>
          <table:table-cell table:style-name="ce4" table:formula="of:=IF([.H11]=&quot;0&quot;;[.J1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3</text:p>
          </table:table-cell>
          <table:table-cell office:value-type="string" calcext:value-type="string">
            <text:p>2016-09-30T13:42:27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9" calcext:value-type="string">
            <text:p>19</text:p>
          </table:table-cell>
          <table:table-cell table:formula="of:=RIGHT([.B12];LEN([.B12])-[.E12])" office:value-type="string" office:string-value="3" calcext:value-type="string">
            <text:p>3</text:p>
          </table:table-cell>
          <table:table-cell table:style-name="ce1" table:formula="of:=DATE(LEFT([.C12];4);MID([.C12];6;2);MID([.C12];9;2))" office:value-type="date" office:date-value="2016-09-30" calcext:value-type="date">
            <text:p>09/30/16</text:p>
          </table:table-cell>
          <table:table-cell table:style-name="ce3" table:formula="of:=[.F12]+[.G12]/100+[.H12]/10000" office:value-type="float" office:value="0.1903" calcext:value-type="float">
            <text:p>0.1903</text:p>
          </table:table-cell>
          <table:table-cell table:style-name="ce4" table:formula="of:=IF([.H12]=&quot;0&quot;;[.J1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2</text:p>
          </table:table-cell>
          <table:table-cell office:value-type="string" calcext:value-type="string">
            <text:p>2016-09-16T22:20:57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9" calcext:value-type="string">
            <text:p>19</text:p>
          </table:table-cell>
          <table:table-cell table:formula="of:=RIGHT([.B13];LEN([.B13])-[.E13])" office:value-type="string" office:string-value="2" calcext:value-type="string">
            <text:p>2</text:p>
          </table:table-cell>
          <table:table-cell table:style-name="ce1" table:formula="of:=DATE(LEFT([.C13];4);MID([.C13];6;2);MID([.C13];9;2))" office:value-type="date" office:date-value="2016-09-16" calcext:value-type="date">
            <text:p>09/16/16</text:p>
          </table:table-cell>
          <table:table-cell table:style-name="ce3" table:formula="of:=[.F13]+[.G13]/100+[.H13]/10000" office:value-type="float" office:value="0.1902" calcext:value-type="float">
            <text:p>0.1902</text:p>
          </table:table-cell>
          <table:table-cell table:style-name="ce4" table:formula="of:=IF([.H13]=&quot;0&quot;;[.J1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1</text:p>
          </table:table-cell>
          <table:table-cell office:value-type="string" calcext:value-type="string">
            <text:p>2016-09-09T20:34:48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9" calcext:value-type="string">
            <text:p>19</text:p>
          </table:table-cell>
          <table:table-cell table:formula="of:=RIGHT([.B14];LEN([.B14])-[.E14])" office:value-type="string" office:string-value="1" calcext:value-type="string">
            <text:p>1</text:p>
          </table:table-cell>
          <table:table-cell table:style-name="ce1" table:formula="of:=DATE(LEFT([.C14];4);MID([.C14];6;2);MID([.C14];9;2))" office:value-type="date" office:date-value="2016-09-09" calcext:value-type="date">
            <text:p>09/09/16</text:p>
          </table:table-cell>
          <table:table-cell table:style-name="ce3" table:formula="of:=[.F14]+[.G14]/100+[.H14]/10000" office:value-type="float" office:value="0.1901" calcext:value-type="float">
            <text:p>0.1901</text:p>
          </table:table-cell>
          <table:table-cell table:style-name="ce4" table:formula="of:=IF([.H14]=&quot;0&quot;;[.J1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0</text:p>
          </table:table-cell>
          <table:table-cell office:value-type="string" calcext:value-type="string">
            <text:p>2016-09-04T16:03:45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9" calcext:value-type="string">
            <text:p>19</text:p>
          </table:table-cell>
          <table:table-cell table:formula="of:=RIGHT([.B15];LEN([.B15])-[.E15])" office:value-type="string" office:string-value="0" calcext:value-type="string">
            <text:p>0</text:p>
          </table:table-cell>
          <table:table-cell table:style-name="ce1" table:formula="of:=DATE(LEFT([.C15];4);MID([.C15];6;2);MID([.C15];9;2))" office:value-type="date" office:date-value="2016-09-04" calcext:value-type="date">
            <text:p>09/04/16</text:p>
          </table:table-cell>
          <table:table-cell table:style-name="ce3" table:formula="of:=[.F15]+[.G15]/100+[.H15]/10000" office:value-type="float" office:value="0.19" calcext:value-type="float">
            <text:p>0.1900</text:p>
          </table:table-cell>
          <table:table-cell table:style-name="ce4" table:formula="of:=IF([.H15]=&quot;0&quot;;[.J15];&quot;&quot;)" office:value-type="float" office:value="0.19" calcext:value-type="float">
            <text:p>0.1900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8" calcext:value-type="string">
            <text:p>18</text:p>
          </table:table-cell>
          <table:table-cell table:formula="of:=RIGHT([.B16];LEN([.B16])-[.E16])" office:value-type="string" office:string-value="7" calcext:value-type="string">
            <text:p>7</text:p>
          </table:table-cell>
          <table:table-cell table:style-name="ce1" table:formula="of:=DATE(LEFT([.C16];4);MID([.C16];6;2);MID([.C16];9;2))" office:value-type="date" office:date-value="2016-07-03" calcext:value-type="date">
            <text:p>07/03/16</text:p>
          </table:table-cell>
          <table:table-cell table:style-name="ce3" table:formula="of:=[.F16]+[.G16]/100+[.H16]/10000" office:value-type="float" office:value="0.1807" calcext:value-type="float">
            <text:p>0.1807</text:p>
          </table:table-cell>
          <table:table-cell table:style-name="ce4" table:formula="of:=IF([.H16]=&quot;0&quot;;[.J1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8" calcext:value-type="string">
            <text:p>18</text:p>
          </table:table-cell>
          <table:table-cell table:formula="of:=RIGHT([.B17];LEN([.B17])-[.E17])" office:value-type="string" office:string-value="6" calcext:value-type="string">
            <text:p>6</text:p>
          </table:table-cell>
          <table:table-cell table:style-name="ce1" table:formula="of:=DATE(LEFT([.C17];4);MID([.C17];6;2);MID([.C17];9;2))" office:value-type="date" office:date-value="2016-06-28" calcext:value-type="date">
            <text:p>06/28/16</text:p>
          </table:table-cell>
          <table:table-cell table:style-name="ce3" table:formula="of:=[.F17]+[.G17]/100+[.H17]/10000" office:value-type="float" office:value="0.1806" calcext:value-type="float">
            <text:p>0.1806</text:p>
          </table:table-cell>
          <table:table-cell table:style-name="ce4" table:formula="of:=IF([.H17]=&quot;0&quot;;[.J1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8" calcext:value-type="string">
            <text:p>18</text:p>
          </table:table-cell>
          <table:table-cell table:formula="of:=RIGHT([.B18];LEN([.B18])-[.E18])" office:value-type="string" office:string-value="4" calcext:value-type="string">
            <text:p>4</text:p>
          </table:table-cell>
          <table:table-cell table:style-name="ce1" table:formula="of:=DATE(LEFT([.C18];4);MID([.C18];6;2);MID([.C18];9;2))" office:value-type="date" office:date-value="2016-06-22" calcext:value-type="date">
            <text:p>06/22/16</text:p>
          </table:table-cell>
          <table:table-cell table:style-name="ce3" table:formula="of:=[.F18]+[.G18]/100+[.H18]/10000" office:value-type="float" office:value="0.1804" calcext:value-type="float">
            <text:p>0.1804</text:p>
          </table:table-cell>
          <table:table-cell table:style-name="ce4" table:formula="of:=IF([.H18]=&quot;0&quot;;[.J1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8" calcext:value-type="string">
            <text:p>18</text:p>
          </table:table-cell>
          <table:table-cell table:formula="of:=RIGHT([.B19];LEN([.B19])-[.E19])" office:value-type="string" office:string-value="2" calcext:value-type="string">
            <text:p>2</text:p>
          </table:table-cell>
          <table:table-cell table:style-name="ce1" table:formula="of:=DATE(LEFT([.C19];4);MID([.C19];6;2);MID([.C19];9;2))" office:value-type="date" office:date-value="2016-06-17" calcext:value-type="date">
            <text:p>06/17/16</text:p>
          </table:table-cell>
          <table:table-cell table:style-name="ce3" table:formula="of:=[.F19]+[.G19]/100+[.H19]/10000" office:value-type="float" office:value="0.1802" calcext:value-type="float">
            <text:p>0.1802</text:p>
          </table:table-cell>
          <table:table-cell table:style-name="ce4" table:formula="of:=IF([.H19]=&quot;0&quot;;[.J1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8" calcext:value-type="string">
            <text:p>18</text:p>
          </table:table-cell>
          <table:table-cell table:formula="of:=RIGHT([.B20];LEN([.B20])-[.E20])" office:value-type="string" office:string-value="0" calcext:value-type="string">
            <text:p>0</text:p>
          </table:table-cell>
          <table:table-cell table:style-name="ce1" table:formula="of:=DATE(LEFT([.C20];4);MID([.C20];6;2);MID([.C20];9;2))" office:value-type="date" office:date-value="2016-06-14" calcext:value-type="date">
            <text:p>06/14/16</text:p>
          </table:table-cell>
          <table:table-cell table:style-name="ce3" table:formula="of:=[.F20]+[.G20]/100+[.H20]/10000" office:value-type="float" office:value="0.18" calcext:value-type="float">
            <text:p>0.1800</text:p>
          </table:table-cell>
          <table:table-cell table:style-name="ce4" table:formula="of:=IF([.H20]=&quot;0&quot;;[.J20];&quot;&quot;)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7" calcext:value-type="string">
            <text:p>17</text:p>
          </table:table-cell>
          <table:table-cell table:formula="of:=RIGHT([.B21];LEN([.B21])-[.E21])" office:value-type="string" office:string-value="4" calcext:value-type="string">
            <text:p>4</text:p>
          </table:table-cell>
          <table:table-cell table:style-name="ce1" table:formula="of:=DATE(LEFT([.C21];4);MID([.C21];6;2);MID([.C21];9;2))" office:value-type="date" office:date-value="2016-05-26" calcext:value-type="date">
            <text:p>05/26/16</text:p>
          </table:table-cell>
          <table:table-cell table:style-name="ce3" table:formula="of:=[.F21]+[.G21]/100+[.H21]/10000" office:value-type="float" office:value="0.1704" calcext:value-type="float">
            <text:p>0.1704</text:p>
          </table:table-cell>
          <table:table-cell table:style-name="ce4" table:formula="of:=IF([.H21]=&quot;0&quot;;[.J2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7" calcext:value-type="string">
            <text:p>17</text:p>
          </table:table-cell>
          <table:table-cell table:formula="of:=RIGHT([.B22];LEN([.B22])-[.E22])" office:value-type="string" office:string-value="3" calcext:value-type="string">
            <text:p>3</text:p>
          </table:table-cell>
          <table:table-cell table:style-name="ce1" table:formula="of:=DATE(LEFT([.C22];4);MID([.C22];6;2);MID([.C22];9;2))" office:value-type="date" office:date-value="2016-05-20" calcext:value-type="date">
            <text:p>05/20/16</text:p>
          </table:table-cell>
          <table:table-cell table:style-name="ce3" table:formula="of:=[.F22]+[.G22]/100+[.H22]/10000" office:value-type="float" office:value="0.1703" calcext:value-type="float">
            <text:p>0.1703</text:p>
          </table:table-cell>
          <table:table-cell table:style-name="ce4" table:formula="of:=IF([.H22]=&quot;0&quot;;[.J2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7" calcext:value-type="string">
            <text:p>17</text:p>
          </table:table-cell>
          <table:table-cell table:formula="of:=RIGHT([.B23];LEN([.B23])-[.E23])" office:value-type="string" office:string-value="2" calcext:value-type="string">
            <text:p>2</text:p>
          </table:table-cell>
          <table:table-cell table:style-name="ce1" table:formula="of:=DATE(LEFT([.C23];4);MID([.C23];6;2);MID([.C23];9;2))" office:value-type="date" office:date-value="2016-05-19" calcext:value-type="date">
            <text:p>05/19/16</text:p>
          </table:table-cell>
          <table:table-cell table:style-name="ce3" table:formula="of:=[.F23]+[.G23]/100+[.H23]/10000" office:value-type="float" office:value="0.1702" calcext:value-type="float">
            <text:p>0.1702</text:p>
          </table:table-cell>
          <table:table-cell table:style-name="ce4" table:formula="of:=IF([.H23]=&quot;0&quot;;[.J2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7" calcext:value-type="string">
            <text:p>17</text:p>
          </table:table-cell>
          <table:table-cell table:formula="of:=RIGHT([.B24];LEN([.B24])-[.E24])" office:value-type="string" office:string-value="1" calcext:value-type="string">
            <text:p>1</text:p>
          </table:table-cell>
          <table:table-cell table:style-name="ce1" table:formula="of:=DATE(LEFT([.C24];4);MID([.C24];6;2);MID([.C24];9;2))" office:value-type="date" office:date-value="2016-05-19" calcext:value-type="date">
            <text:p>05/19/16</text:p>
          </table:table-cell>
          <table:table-cell table:style-name="ce3" table:formula="of:=[.F24]+[.G24]/100+[.H24]/10000" office:value-type="float" office:value="0.1701" calcext:value-type="float">
            <text:p>0.1701</text:p>
          </table:table-cell>
          <table:table-cell table:style-name="ce4" table:formula="of:=IF([.H24]=&quot;0&quot;;[.J2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5" calcext:value-type="float">
            <text:p>5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17" calcext:value-type="string">
            <text:p>17</text:p>
          </table:table-cell>
          <table:table-cell table:formula="of:=RIGHT([.B25];LEN([.B25])-[.E25])" office:value-type="string" office:string-value="0" calcext:value-type="string">
            <text:p>0</text:p>
          </table:table-cell>
          <table:table-cell table:style-name="ce1" table:formula="of:=DATE(LEFT([.C25];4);MID([.C25];6;2);MID([.C25];9;2))" office:value-type="date" office:date-value="2016-05-17" calcext:value-type="date">
            <text:p>05/17/16</text:p>
          </table:table-cell>
          <table:table-cell table:style-name="ce3" table:formula="of:=[.F25]+[.G25]/100+[.H25]/10000" office:value-type="float" office:value="0.17" calcext:value-type="float">
            <text:p>0.1700</text:p>
          </table:table-cell>
          <table:table-cell table:style-name="ce4" table:formula="of:=IF([.H25]=&quot;0&quot;;[.J25];&quot;&quot;)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5" calcext:value-type="float">
            <text:p>5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16" calcext:value-type="string">
            <text:p>16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6-05-05" calcext:value-type="date">
            <text:p>05/05/16</text:p>
          </table:table-cell>
          <table:table-cell table:style-name="ce3" table:formula="of:=[.F26]+[.G26]/100+[.H26]/10000" office:value-type="float" office:value="0.16" calcext:value-type="float">
            <text:p>0.1600</text:p>
          </table:table-cell>
          <table:table-cell table:style-name="ce4" table:formula="of:=IF([.H26]=&quot;0&quot;;[.J26];&quot;&quot;)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5" calcext:value-type="float">
            <text:p>5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15" calcext:value-type="string">
            <text:p>15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6-04-02" calcext:value-type="date">
            <text:p>04/02/16</text:p>
          </table:table-cell>
          <table:table-cell table:style-name="ce3" table:formula="of:=[.F27]+[.G27]/100+[.H27]/10000" office:value-type="float" office:value="0.15" calcext:value-type="float">
            <text:p>0.1500</text:p>
          </table:table-cell>
          <table:table-cell table:style-name="ce4" table:formula="of:=IF([.H27]=&quot;0&quot;;[.J27];&quot;&quot;)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5" calcext:value-type="float">
            <text:p>5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14" calcext:value-type="string">
            <text:p>14</text:p>
          </table:table-cell>
          <table:table-cell table:formula="of:=RIGHT([.B28];LEN([.B28])-[.E28])" office:value-type="string" office:string-value="2" calcext:value-type="string">
            <text:p>2</text:p>
          </table:table-cell>
          <table:table-cell table:style-name="ce1" table:formula="of:=DATE(LEFT([.C28];4);MID([.C28];6;2);MID([.C28];9;2))" office:value-type="date" office:date-value="2016-03-23" calcext:value-type="date">
            <text:p>03/23/16</text:p>
          </table:table-cell>
          <table:table-cell table:style-name="ce3" table:formula="of:=[.F28]+[.G28]/100+[.H28]/10000" office:value-type="float" office:value="0.1402" calcext:value-type="float">
            <text:p>0.1402</text:p>
          </table:table-cell>
          <table:table-cell table:style-name="ce4" table:formula="of:=IF([.H28]=&quot;0&quot;;[.J2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5" calcext:value-type="float">
            <text:p>5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14" calcext:value-type="string">
            <text:p>14</text:p>
          </table:table-cell>
          <table:table-cell table:formula="of:=RIGHT([.B29];LEN([.B29])-[.E29])" office:value-type="string" office:string-value="1" calcext:value-type="string">
            <text:p>1</text:p>
          </table:table-cell>
          <table:table-cell table:style-name="ce1" table:formula="of:=DATE(LEFT([.C29];4);MID([.C29];6;2);MID([.C29];9;2))" office:value-type="date" office:date-value="2016-03-22" calcext:value-type="date">
            <text:p>03/22/16</text:p>
          </table:table-cell>
          <table:table-cell table:style-name="ce3" table:formula="of:=[.F29]+[.G29]/100+[.H29]/10000" office:value-type="float" office:value="0.1401" calcext:value-type="float">
            <text:p>0.1401</text:p>
          </table:table-cell>
          <table:table-cell table:style-name="ce4" table:formula="of:=IF([.H29]=&quot;0&quot;;[.J2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5" calcext:value-type="float">
            <text:p>5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14" calcext:value-type="string">
            <text:p>14</text:p>
          </table:table-cell>
          <table:table-cell table:formula="of:=RIGHT([.B30];LEN([.B30])-[.E30])" office:value-type="string" office:string-value="0" calcext:value-type="string">
            <text:p>0</text:p>
          </table:table-cell>
          <table:table-cell table:style-name="ce1" table:formula="of:=DATE(LEFT([.C30];4);MID([.C30];6;2);MID([.C30];9;2))" office:value-type="date" office:date-value="2016-03-22" calcext:value-type="date">
            <text:p>03/22/16</text:p>
          </table:table-cell>
          <table:table-cell table:style-name="ce3" table:formula="of:=[.F30]+[.G30]/100+[.H30]/10000" office:value-type="float" office:value="0.14" calcext:value-type="float">
            <text:p>0.1400</text:p>
          </table:table-cell>
          <table:table-cell table:style-name="ce4" table:formula="of:=IF([.H30]=&quot;0&quot;;[.J30];&quot;&quot;)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5" calcext:value-type="float">
            <text:p>5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13" calcext:value-type="string">
            <text:p>13</text:p>
          </table:table-cell>
          <table:table-cell table:formula="of:=RIGHT([.B31];LEN([.B31])-[.E31])" office:value-type="string" office:string-value="0" calcext:value-type="string">
            <text:p>0</text:p>
          </table:table-cell>
          <table:table-cell table:style-name="ce1" table:formula="of:=DATE(LEFT([.C31];4);MID([.C31];6;2);MID([.C31];9;2))" office:value-type="date" office:date-value="2016-03-07" calcext:value-type="date">
            <text:p>03/07/16</text:p>
          </table:table-cell>
          <table:table-cell table:style-name="ce3" table:formula="of:=[.F31]+[.G31]/100+[.H31]/10000" office:value-type="float" office:value="0.13" calcext:value-type="float">
            <text:p>0.1300</text:p>
          </table:table-cell>
          <table:table-cell table:style-name="ce4" table:formula="of:=IF([.H31]=&quot;0&quot;;[.J31];&quot;&quot;)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5" calcext:value-type="float">
            <text:p>5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12" calcext:value-type="string">
            <text:p>12</text:p>
          </table:table-cell>
          <table:table-cell table:formula="of:=RIGHT([.B32];LEN([.B32])-[.E32])" office:value-type="string" office:string-value="0" calcext:value-type="string">
            <text:p>0</text:p>
          </table:table-cell>
          <table:table-cell table:style-name="ce1" table:formula="of:=DATE(LEFT([.C32];4);MID([.C32];6;2);MID([.C32];9;2))" office:value-type="date" office:date-value="2016-02-16" calcext:value-type="date">
            <text:p>02/16/16</text:p>
          </table:table-cell>
          <table:table-cell table:style-name="ce3" table:formula="of:=[.F32]+[.G32]/100+[.H32]/10000" office:value-type="float" office:value="0.12" calcext:value-type="float">
            <text:p>0.1200</text:p>
          </table:table-cell>
          <table:table-cell table:style-name="ce4" table:formula="of:=IF([.H32]=&quot;0&quot;;[.J32];&quot;&quot;)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33])" office:value-type="float" office:value="2" calcext:value-type="float">
            <text:p>2</text:p>
          </table:table-cell>
          <table:table-cell table:formula="of:=FIND(&quot;.&quot;;[.B33];[.D33]+1)" office:value-type="float" office:value="5" calcext:value-type="float">
            <text:p>5</text:p>
          </table:table-cell>
          <table:table-cell table:formula="of:=LEFT([.B33];[.D33]-1)" office:value-type="string" office:string-value="0" calcext:value-type="string">
            <text:p>0</text:p>
          </table:table-cell>
          <table:table-cell table:formula="of:=MID([.B33];[.D33]+1;[.E33]-[.D33]-1)" office:value-type="string" office:string-value="11" calcext:value-type="string">
            <text:p>11</text:p>
          </table:table-cell>
          <table:table-cell table:formula="of:=RIGHT([.B33];LEN([.B33])-[.E33])" office:value-type="string" office:string-value="1" calcext:value-type="string">
            <text:p>1</text:p>
          </table:table-cell>
          <table:table-cell table:style-name="ce1" table:formula="of:=DATE(LEFT([.C33];4);MID([.C33];6;2);MID([.C33];9;2))" office:value-type="date" office:date-value="2016-01-25" calcext:value-type="date">
            <text:p>01/25/16</text:p>
          </table:table-cell>
          <table:table-cell table:style-name="ce3" table:formula="of:=[.F33]+[.G33]/100+[.H33]/10000" office:value-type="float" office:value="0.1101" calcext:value-type="float">
            <text:p>0.1101</text:p>
          </table:table-cell>
          <table:table-cell table:style-name="ce4" table:formula="of:=IF([.H33]=&quot;0&quot;;[.J3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34])" office:value-type="float" office:value="2" calcext:value-type="float">
            <text:p>2</text:p>
          </table:table-cell>
          <table:table-cell table:formula="of:=FIND(&quot;.&quot;;[.B34];[.D34]+1)" office:value-type="float" office:value="5" calcext:value-type="float">
            <text:p>5</text:p>
          </table:table-cell>
          <table:table-cell table:formula="of:=LEFT([.B34];[.D34]-1)" office:value-type="string" office:string-value="0" calcext:value-type="string">
            <text:p>0</text:p>
          </table:table-cell>
          <table:table-cell table:formula="of:=MID([.B34];[.D34]+1;[.E34]-[.D34]-1)" office:value-type="string" office:string-value="11" calcext:value-type="string">
            <text:p>11</text:p>
          </table:table-cell>
          <table:table-cell table:formula="of:=RIGHT([.B34];LEN([.B34])-[.E34])" office:value-type="string" office:string-value="0" calcext:value-type="string">
            <text:p>0</text:p>
          </table:table-cell>
          <table:table-cell table:style-name="ce1" table:formula="of:=DATE(LEFT([.C34];4);MID([.C34];6;2);MID([.C34];9;2))" office:value-type="date" office:date-value="2016-01-23" calcext:value-type="date">
            <text:p>01/23/16</text:p>
          </table:table-cell>
          <table:table-cell table:style-name="ce3" table:formula="of:=[.F34]+[.G34]/100+[.H34]/10000" office:value-type="float" office:value="0.11" calcext:value-type="float">
            <text:p>0.1100</text:p>
          </table:table-cell>
          <table:table-cell table:style-name="ce4" table:formula="of:=IF([.H34]=&quot;0&quot;;[.J34];&quot;&quot;)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35])" office:value-type="float" office:value="2" calcext:value-type="float">
            <text:p>2</text:p>
          </table:table-cell>
          <table:table-cell table:formula="of:=FIND(&quot;.&quot;;[.B35];[.D35]+1)" office:value-type="float" office:value="5" calcext:value-type="float">
            <text:p>5</text:p>
          </table:table-cell>
          <table:table-cell table:formula="of:=LEFT([.B35];[.D35]-1)" office:value-type="string" office:string-value="0" calcext:value-type="string">
            <text:p>0</text:p>
          </table:table-cell>
          <table:table-cell table:formula="of:=MID([.B35];[.D35]+1;[.E35]-[.D35]-1)" office:value-type="string" office:string-value="10" calcext:value-type="string">
            <text:p>10</text:p>
          </table:table-cell>
          <table:table-cell table:formula="of:=RIGHT([.B35];LEN([.B35])-[.E35])" office:value-type="string" office:string-value="2" calcext:value-type="string">
            <text:p>2</text:p>
          </table:table-cell>
          <table:table-cell table:style-name="ce1" table:formula="of:=DATE(LEFT([.C35];4);MID([.C35];6;2);MID([.C35];9;2))" office:value-type="date" office:date-value="2016-01-13" calcext:value-type="date">
            <text:p>01/13/16</text:p>
          </table:table-cell>
          <table:table-cell table:style-name="ce3" table:formula="of:=[.F35]+[.G35]/100+[.H35]/10000" office:value-type="float" office:value="0.1002" calcext:value-type="float">
            <text:p>0.1002</text:p>
          </table:table-cell>
          <table:table-cell table:style-name="ce4" table:formula="of:=IF([.H35]=&quot;0&quot;;[.J3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36])" office:value-type="float" office:value="2" calcext:value-type="float">
            <text:p>2</text:p>
          </table:table-cell>
          <table:table-cell table:formula="of:=FIND(&quot;.&quot;;[.B36];[.D36]+1)" office:value-type="float" office:value="5" calcext:value-type="float">
            <text:p>5</text:p>
          </table:table-cell>
          <table:table-cell table:formula="of:=LEFT([.B36];[.D36]-1)" office:value-type="string" office:string-value="0" calcext:value-type="string">
            <text:p>0</text:p>
          </table:table-cell>
          <table:table-cell table:formula="of:=MID([.B36];[.D36]+1;[.E36]-[.D36]-1)" office:value-type="string" office:string-value="10" calcext:value-type="string">
            <text:p>10</text:p>
          </table:table-cell>
          <table:table-cell table:formula="of:=RIGHT([.B36];LEN([.B36])-[.E36])" office:value-type="string" office:string-value="1" calcext:value-type="string">
            <text:p>1</text:p>
          </table:table-cell>
          <table:table-cell table:style-name="ce1" table:formula="of:=DATE(LEFT([.C36];4);MID([.C36];6;2);MID([.C36];9;2))" office:value-type="date" office:date-value="2016-01-08" calcext:value-type="date">
            <text:p>01/08/16</text:p>
          </table:table-cell>
          <table:table-cell table:style-name="ce3" table:formula="of:=[.F36]+[.G36]/100+[.H36]/10000" office:value-type="float" office:value="0.1001" calcext:value-type="float">
            <text:p>0.1001</text:p>
          </table:table-cell>
          <table:table-cell table:style-name="ce4" table:formula="of:=IF([.H36]=&quot;0&quot;;[.J3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37])" office:value-type="float" office:value="2" calcext:value-type="float">
            <text:p>2</text:p>
          </table:table-cell>
          <table:table-cell table:formula="of:=FIND(&quot;.&quot;;[.B37];[.D37]+1)" office:value-type="float" office:value="5" calcext:value-type="float">
            <text:p>5</text:p>
          </table:table-cell>
          <table:table-cell table:formula="of:=LEFT([.B37];[.D37]-1)" office:value-type="string" office:string-value="0" calcext:value-type="string">
            <text:p>0</text:p>
          </table:table-cell>
          <table:table-cell table:formula="of:=MID([.B37];[.D37]+1;[.E37]-[.D37]-1)" office:value-type="string" office:string-value="10" calcext:value-type="string">
            <text:p>10</text:p>
          </table:table-cell>
          <table:table-cell table:formula="of:=RIGHT([.B37];LEN([.B37])-[.E37])" office:value-type="string" office:string-value="0" calcext:value-type="string">
            <text:p>0</text:p>
          </table:table-cell>
          <table:table-cell table:style-name="ce1" table:formula="of:=DATE(LEFT([.C37];4);MID([.C37];6;2);MID([.C37];9;2))" office:value-type="date" office:date-value="2015-12-23" calcext:value-type="date">
            <text:p>12/23/15</text:p>
          </table:table-cell>
          <table:table-cell table:style-name="ce3" table:formula="of:=[.F37]+[.G37]/100+[.H37]/10000" office:value-type="float" office:value="0.1" calcext:value-type="float">
            <text:p>0.1000</text:p>
          </table:table-cell>
          <table:table-cell table:style-name="ce4" table:formula="of:=IF([.H37]=&quot;0&quot;;[.J37];&quot;&quot;)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38])" office:value-type="float" office:value="2" calcext:value-type="float">
            <text:p>2</text:p>
          </table:table-cell>
          <table:table-cell table:formula="of:=FIND(&quot;.&quot;;[.B38];[.D38]+1)" office:value-type="float" office:value="4" calcext:value-type="float">
            <text:p>4</text:p>
          </table:table-cell>
          <table:table-cell table:formula="of:=LEFT([.B38];[.D38]-1)" office:value-type="string" office:string-value="0" calcext:value-type="string">
            <text:p>0</text:p>
          </table:table-cell>
          <table:table-cell table:formula="of:=MID([.B38];[.D38]+1;[.E38]-[.D38]-1)" office:value-type="string" office:string-value="9" calcext:value-type="string">
            <text:p>9</text:p>
          </table:table-cell>
          <table:table-cell table:formula="of:=RIGHT([.B38];LEN([.B38])-[.E38])" office:value-type="string" office:string-value="1" calcext:value-type="string">
            <text:p>1</text:p>
          </table:table-cell>
          <table:table-cell table:style-name="ce1" table:formula="of:=DATE(LEFT([.C38];4);MID([.C38];6;2);MID([.C38];9;2))" office:value-type="date" office:date-value="2015-10-30" calcext:value-type="date">
            <text:p>10/30/15</text:p>
          </table:table-cell>
          <table:table-cell table:style-name="ce3" table:formula="of:=[.F38]+[.G38]/100+[.H38]/10000" office:value-type="float" office:value="0.0901" calcext:value-type="float">
            <text:p>0.0901</text:p>
          </table:table-cell>
          <table:table-cell table:style-name="ce4" table:formula="of:=IF([.H38]=&quot;0&quot;;[.J3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39])" office:value-type="float" office:value="2" calcext:value-type="float">
            <text:p>2</text:p>
          </table:table-cell>
          <table:table-cell table:formula="of:=FIND(&quot;.&quot;;[.B39];[.D39]+1)" office:value-type="float" office:value="4" calcext:value-type="float">
            <text:p>4</text:p>
          </table:table-cell>
          <table:table-cell table:formula="of:=LEFT([.B39];[.D39]-1)" office:value-type="string" office:string-value="0" calcext:value-type="string">
            <text:p>0</text:p>
          </table:table-cell>
          <table:table-cell table:formula="of:=MID([.B39];[.D39]+1;[.E39]-[.D39]-1)" office:value-type="string" office:string-value="9" calcext:value-type="string">
            <text:p>9</text:p>
          </table:table-cell>
          <table:table-cell table:formula="of:=RIGHT([.B39];LEN([.B39])-[.E39])" office:value-type="string" office:string-value="0" calcext:value-type="string">
            <text:p>0</text:p>
          </table:table-cell>
          <table:table-cell table:style-name="ce1" table:formula="of:=DATE(LEFT([.C39];4);MID([.C39];6;2);MID([.C39];9;2))" office:value-type="date" office:date-value="2015-10-16" calcext:value-type="date">
            <text:p>10/16/15</text:p>
          </table:table-cell>
          <table:table-cell table:style-name="ce3" table:formula="of:=[.F39]+[.G39]/100+[.H39]/10000" office:value-type="float" office:value="0.09" calcext:value-type="float">
            <text:p>0.0900</text:p>
          </table:table-cell>
          <table:table-cell table:style-name="ce4" table:formula="of:=IF([.H39]=&quot;0&quot;;[.J39];&quot;&quot;)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40])" office:value-type="float" office:value="2" calcext:value-type="float">
            <text:p>2</text:p>
          </table:table-cell>
          <table:table-cell table:formula="of:=FIND(&quot;.&quot;;[.B40];[.D40]+1)" office:value-type="float" office:value="4" calcext:value-type="float">
            <text:p>4</text:p>
          </table:table-cell>
          <table:table-cell table:formula="of:=LEFT([.B40];[.D40]-1)" office:value-type="string" office:string-value="0" calcext:value-type="string">
            <text:p>0</text:p>
          </table:table-cell>
          <table:table-cell table:formula="of:=MID([.B40];[.D40]+1;[.E40]-[.D40]-1)" office:value-type="string" office:string-value="8" calcext:value-type="string">
            <text:p>8</text:p>
          </table:table-cell>
          <table:table-cell table:formula="of:=RIGHT([.B40];LEN([.B40])-[.E40])" office:value-type="string" office:string-value="0" calcext:value-type="string">
            <text:p>0</text:p>
          </table:table-cell>
          <table:table-cell table:style-name="ce1" table:formula="of:=DATE(LEFT([.C40];4);MID([.C40];6;2);MID([.C40];9;2))" office:value-type="date" office:date-value="2015-09-19" calcext:value-type="date">
            <text:p>09/19/15</text:p>
          </table:table-cell>
          <table:table-cell table:style-name="ce3" table:formula="of:=[.F40]+[.G40]/100+[.H40]/10000" office:value-type="float" office:value="0.08" calcext:value-type="float">
            <text:p>0.0800</text:p>
          </table:table-cell>
          <table:table-cell table:style-name="ce4" table:formula="of:=IF([.H40]=&quot;0&quot;;[.J40];&quot;&quot;)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41])" office:value-type="float" office:value="2" calcext:value-type="float">
            <text:p>2</text:p>
          </table:table-cell>
          <table:table-cell table:formula="of:=FIND(&quot;.&quot;;[.B41];[.D41]+1)" office:value-type="float" office:value="4" calcext:value-type="float">
            <text:p>4</text:p>
          </table:table-cell>
          <table:table-cell table:formula="of:=LEFT([.B41];[.D41]-1)" office:value-type="string" office:string-value="0" calcext:value-type="string">
            <text:p>0</text:p>
          </table:table-cell>
          <table:table-cell table:formula="of:=MID([.B41];[.D41]+1;[.E41]-[.D41]-1)" office:value-type="string" office:string-value="7" calcext:value-type="string">
            <text:p>7</text:p>
          </table:table-cell>
          <table:table-cell table:formula="of:=RIGHT([.B41];LEN([.B41])-[.E41])" office:value-type="string" office:string-value="7" calcext:value-type="string">
            <text:p>7</text:p>
          </table:table-cell>
          <table:table-cell table:style-name="ce1" table:formula="of:=DATE(LEFT([.C41];4);MID([.C41];6;2);MID([.C41];9;2))" office:value-type="date" office:date-value="2015-09-05" calcext:value-type="date">
            <text:p>09/05/15</text:p>
          </table:table-cell>
          <table:table-cell table:style-name="ce3" table:formula="of:=[.F41]+[.G41]/100+[.H41]/10000" office:value-type="float" office:value="0.0707" calcext:value-type="float">
            <text:p>0.0707</text:p>
          </table:table-cell>
          <table:table-cell table:style-name="ce4" table:formula="of:=IF([.H41]=&quot;0&quot;;[.J4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42])" office:value-type="float" office:value="2" calcext:value-type="float">
            <text:p>2</text:p>
          </table:table-cell>
          <table:table-cell table:formula="of:=FIND(&quot;.&quot;;[.B42];[.D42]+1)" office:value-type="float" office:value="4" calcext:value-type="float">
            <text:p>4</text:p>
          </table:table-cell>
          <table:table-cell table:formula="of:=LEFT([.B42];[.D42]-1)" office:value-type="string" office:string-value="0" calcext:value-type="string">
            <text:p>0</text:p>
          </table:table-cell>
          <table:table-cell table:formula="of:=MID([.B42];[.D42]+1;[.E42]-[.D42]-1)" office:value-type="string" office:string-value="7" calcext:value-type="string">
            <text:p>7</text:p>
          </table:table-cell>
          <table:table-cell table:formula="of:=RIGHT([.B42];LEN([.B42])-[.E42])" office:value-type="string" office:string-value="6" calcext:value-type="string">
            <text:p>6</text:p>
          </table:table-cell>
          <table:table-cell table:style-name="ce1" table:formula="of:=DATE(LEFT([.C42];4);MID([.C42];6;2);MID([.C42];9;2))" office:value-type="date" office:date-value="2015-08-13" calcext:value-type="date">
            <text:p>08/13/15</text:p>
          </table:table-cell>
          <table:table-cell table:style-name="ce3" table:formula="of:=[.F42]+[.G42]/100+[.H42]/10000" office:value-type="float" office:value="0.0706" calcext:value-type="float">
            <text:p>0.0706</text:p>
          </table:table-cell>
          <table:table-cell table:style-name="ce4" table:formula="of:=IF([.H42]=&quot;0&quot;;[.J4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43])" office:value-type="float" office:value="2" calcext:value-type="float">
            <text:p>2</text:p>
          </table:table-cell>
          <table:table-cell table:formula="of:=FIND(&quot;.&quot;;[.B43];[.D43]+1)" office:value-type="float" office:value="4" calcext:value-type="float">
            <text:p>4</text:p>
          </table:table-cell>
          <table:table-cell table:formula="of:=LEFT([.B43];[.D43]-1)" office:value-type="string" office:string-value="0" calcext:value-type="string">
            <text:p>0</text:p>
          </table:table-cell>
          <table:table-cell table:formula="of:=MID([.B43];[.D43]+1;[.E43]-[.D43]-1)" office:value-type="string" office:string-value="7" calcext:value-type="string">
            <text:p>7</text:p>
          </table:table-cell>
          <table:table-cell table:formula="of:=RIGHT([.B43];LEN([.B43])-[.E43])" office:value-type="string" office:string-value="5" calcext:value-type="string">
            <text:p>5</text:p>
          </table:table-cell>
          <table:table-cell table:style-name="ce1" table:formula="of:=DATE(LEFT([.C43];4);MID([.C43];6;2);MID([.C43];9;2))" office:value-type="date" office:date-value="2015-07-30" calcext:value-type="date">
            <text:p>07/30/15</text:p>
          </table:table-cell>
          <table:table-cell table:style-name="ce3" table:formula="of:=[.F43]+[.G43]/100+[.H43]/10000" office:value-type="float" office:value="0.0705" calcext:value-type="float">
            <text:p>0.0705</text:p>
          </table:table-cell>
          <table:table-cell table:style-name="ce4" table:formula="of:=IF([.H43]=&quot;0&quot;;[.J4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44])" office:value-type="float" office:value="2" calcext:value-type="float">
            <text:p>2</text:p>
          </table:table-cell>
          <table:table-cell table:formula="of:=FIND(&quot;.&quot;;[.B44];[.D44]+1)" office:value-type="float" office:value="4" calcext:value-type="float">
            <text:p>4</text:p>
          </table:table-cell>
          <table:table-cell table:formula="of:=LEFT([.B44];[.D44]-1)" office:value-type="string" office:string-value="0" calcext:value-type="string">
            <text:p>0</text:p>
          </table:table-cell>
          <table:table-cell table:formula="of:=MID([.B44];[.D44]+1;[.E44]-[.D44]-1)" office:value-type="string" office:string-value="7" calcext:value-type="string">
            <text:p>7</text:p>
          </table:table-cell>
          <table:table-cell table:formula="of:=RIGHT([.B44];LEN([.B44])-[.E44])" office:value-type="string" office:string-value="4" calcext:value-type="string">
            <text:p>4</text:p>
          </table:table-cell>
          <table:table-cell table:style-name="ce1" table:formula="of:=DATE(LEFT([.C44];4);MID([.C44];6;2);MID([.C44];9;2))" office:value-type="date" office:date-value="2015-06-24" calcext:value-type="date">
            <text:p>06/24/15</text:p>
          </table:table-cell>
          <table:table-cell table:style-name="ce3" table:formula="of:=[.F44]+[.G44]/100+[.H44]/10000" office:value-type="float" office:value="0.0704" calcext:value-type="float">
            <text:p>0.0704</text:p>
          </table:table-cell>
          <table:table-cell table:style-name="ce4" table:formula="of:=IF([.H44]=&quot;0&quot;;[.J4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45])" office:value-type="float" office:value="2" calcext:value-type="float">
            <text:p>2</text:p>
          </table:table-cell>
          <table:table-cell table:formula="of:=FIND(&quot;.&quot;;[.B45];[.D45]+1)" office:value-type="float" office:value="4" calcext:value-type="float">
            <text:p>4</text:p>
          </table:table-cell>
          <table:table-cell table:formula="of:=LEFT([.B45];[.D45]-1)" office:value-type="string" office:string-value="0" calcext:value-type="string">
            <text:p>0</text:p>
          </table:table-cell>
          <table:table-cell table:formula="of:=MID([.B45];[.D45]+1;[.E45]-[.D45]-1)" office:value-type="string" office:string-value="7" calcext:value-type="string">
            <text:p>7</text:p>
          </table:table-cell>
          <table:table-cell table:formula="of:=RIGHT([.B45];LEN([.B45])-[.E45])" office:value-type="string" office:string-value="3" calcext:value-type="string">
            <text:p>3</text:p>
          </table:table-cell>
          <table:table-cell table:style-name="ce1" table:formula="of:=DATE(LEFT([.C45];4);MID([.C45];6;2);MID([.C45];9;2))" office:value-type="date" office:date-value="2015-06-07" calcext:value-type="date">
            <text:p>06/07/15</text:p>
          </table:table-cell>
          <table:table-cell table:style-name="ce3" table:formula="of:=[.F45]+[.G45]/100+[.H45]/10000" office:value-type="float" office:value="0.0703" calcext:value-type="float">
            <text:p>0.0703</text:p>
          </table:table-cell>
          <table:table-cell table:style-name="ce4" table:formula="of:=IF([.H45]=&quot;0&quot;;[.J4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2</text:p>
          </table:table-cell>
          <table:table-cell office:value-type="string" calcext:value-type="string">
            <text:p>2015-05-26T16:56:31Z</text:p>
          </table:table-cell>
          <table:table-cell table:formula="of:=FIND(&quot;.&quot;;[.B46])" office:value-type="float" office:value="2" calcext:value-type="float">
            <text:p>2</text:p>
          </table:table-cell>
          <table:table-cell table:formula="of:=FIND(&quot;.&quot;;[.B46];[.D46]+1)" office:value-type="float" office:value="4" calcext:value-type="float">
            <text:p>4</text:p>
          </table:table-cell>
          <table:table-cell table:formula="of:=LEFT([.B46];[.D46]-1)" office:value-type="string" office:string-value="0" calcext:value-type="string">
            <text:p>0</text:p>
          </table:table-cell>
          <table:table-cell table:formula="of:=MID([.B46];[.D46]+1;[.E46]-[.D46]-1)" office:value-type="string" office:string-value="7" calcext:value-type="string">
            <text:p>7</text:p>
          </table:table-cell>
          <table:table-cell table:formula="of:=RIGHT([.B46];LEN([.B46])-[.E46])" office:value-type="string" office:string-value="2" calcext:value-type="string">
            <text:p>2</text:p>
          </table:table-cell>
          <table:table-cell table:style-name="ce1" table:formula="of:=DATE(LEFT([.C46];4);MID([.C46];6;2);MID([.C46];9;2))" office:value-type="date" office:date-value="2015-05-26" calcext:value-type="date">
            <text:p>05/26/15</text:p>
          </table:table-cell>
          <table:table-cell table:style-name="ce3" table:formula="of:=[.F46]+[.G46]/100+[.H46]/10000" office:value-type="float" office:value="0.0702" calcext:value-type="float">
            <text:p>0.0702</text:p>
          </table:table-cell>
          <table:table-cell table:style-name="ce4" table:formula="of:=IF([.H46]=&quot;0&quot;;[.J4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1</text:p>
          </table:table-cell>
          <table:table-cell office:value-type="string" calcext:value-type="string">
            <text:p>2015-05-01T01:23:32Z</text:p>
          </table:table-cell>
          <table:table-cell table:formula="of:=FIND(&quot;.&quot;;[.B47])" office:value-type="float" office:value="2" calcext:value-type="float">
            <text:p>2</text:p>
          </table:table-cell>
          <table:table-cell table:formula="of:=FIND(&quot;.&quot;;[.B47];[.D47]+1)" office:value-type="float" office:value="4" calcext:value-type="float">
            <text:p>4</text:p>
          </table:table-cell>
          <table:table-cell table:formula="of:=LEFT([.B47];[.D47]-1)" office:value-type="string" office:string-value="0" calcext:value-type="string">
            <text:p>0</text:p>
          </table:table-cell>
          <table:table-cell table:formula="of:=MID([.B47];[.D47]+1;[.E47]-[.D47]-1)" office:value-type="string" office:string-value="7" calcext:value-type="string">
            <text:p>7</text:p>
          </table:table-cell>
          <table:table-cell table:formula="of:=RIGHT([.B47];LEN([.B47])-[.E47])" office:value-type="string" office:string-value="1" calcext:value-type="string">
            <text:p>1</text:p>
          </table:table-cell>
          <table:table-cell table:style-name="ce1" table:formula="of:=DATE(LEFT([.C47];4);MID([.C47];6;2);MID([.C47];9;2))" office:value-type="date" office:date-value="2015-05-01" calcext:value-type="date">
            <text:p>05/01/15</text:p>
          </table:table-cell>
          <table:table-cell table:style-name="ce3" table:formula="of:=[.F47]+[.G47]/100+[.H47]/10000" office:value-type="float" office:value="0.0701" calcext:value-type="float">
            <text:p>0.0701</text:p>
          </table:table-cell>
          <table:table-cell table:style-name="ce4" table:formula="of:=IF([.H47]=&quot;0&quot;;[.J4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0</text:p>
          </table:table-cell>
          <table:table-cell office:value-type="string" calcext:value-type="string">
            <text:p>2015-04-30T20:41:22Z</text:p>
          </table:table-cell>
          <table:table-cell table:formula="of:=FIND(&quot;.&quot;;[.B48])" office:value-type="float" office:value="2" calcext:value-type="float">
            <text:p>2</text:p>
          </table:table-cell>
          <table:table-cell table:formula="of:=FIND(&quot;.&quot;;[.B48];[.D48]+1)" office:value-type="float" office:value="4" calcext:value-type="float">
            <text:p>4</text:p>
          </table:table-cell>
          <table:table-cell table:formula="of:=LEFT([.B48];[.D48]-1)" office:value-type="string" office:string-value="0" calcext:value-type="string">
            <text:p>0</text:p>
          </table:table-cell>
          <table:table-cell table:formula="of:=MID([.B48];[.D48]+1;[.E48]-[.D48]-1)" office:value-type="string" office:string-value="7" calcext:value-type="string">
            <text:p>7</text:p>
          </table:table-cell>
          <table:table-cell table:formula="of:=RIGHT([.B48];LEN([.B48])-[.E48])" office:value-type="string" office:string-value="0" calcext:value-type="string">
            <text:p>0</text:p>
          </table:table-cell>
          <table:table-cell table:style-name="ce1" table:formula="of:=DATE(LEFT([.C48];4);MID([.C48];6;2);MID([.C48];9;2))" office:value-type="date" office:date-value="2015-04-30" calcext:value-type="date">
            <text:p>04/30/15</text:p>
          </table:table-cell>
          <table:table-cell table:style-name="ce3" table:formula="of:=[.F48]+[.G48]/100+[.H48]/10000" office:value-type="float" office:value="0.07" calcext:value-type="float">
            <text:p>0.0700</text:p>
          </table:table-cell>
          <table:table-cell table:style-name="ce4" table:formula="of:=IF([.H48]=&quot;0&quot;;[.J48];&quot;&quot;)" office:value-type="float" office:value="0.07" calcext:value-type="float">
            <text:p>0.0700</text:p>
          </table:table-cell>
        </table:table-row>
        <table:table-row table:style-name="ro1">
          <table:table-cell/>
          <table:table-cell office:value-type="string" calcext:value-type="string">
            <text:p>0.6.1</text:p>
          </table:table-cell>
          <table:table-cell office:value-type="string" calcext:value-type="string">
            <text:p>2015-03-05T00:46:40Z</text:p>
          </table:table-cell>
          <table:table-cell table:formula="of:=FIND(&quot;.&quot;;[.B49])" office:value-type="float" office:value="2" calcext:value-type="float">
            <text:p>2</text:p>
          </table:table-cell>
          <table:table-cell table:formula="of:=FIND(&quot;.&quot;;[.B49];[.D49]+1)" office:value-type="float" office:value="4" calcext:value-type="float">
            <text:p>4</text:p>
          </table:table-cell>
          <table:table-cell table:formula="of:=LEFT([.B49];[.D49]-1)" office:value-type="string" office:string-value="0" calcext:value-type="string">
            <text:p>0</text:p>
          </table:table-cell>
          <table:table-cell table:formula="of:=MID([.B49];[.D49]+1;[.E49]-[.D49]-1)" office:value-type="string" office:string-value="6" calcext:value-type="string">
            <text:p>6</text:p>
          </table:table-cell>
          <table:table-cell table:formula="of:=RIGHT([.B49];LEN([.B49])-[.E49])" office:value-type="string" office:string-value="1" calcext:value-type="string">
            <text:p>1</text:p>
          </table:table-cell>
          <table:table-cell table:style-name="ce1" table:formula="of:=DATE(LEFT([.C49];4);MID([.C49];6;2);MID([.C49];9;2))" office:value-type="date" office:date-value="2015-03-05" calcext:value-type="date">
            <text:p>03/05/15</text:p>
          </table:table-cell>
          <table:table-cell table:style-name="ce3" table:formula="of:=[.F49]+[.G49]/100+[.H49]/10000" office:value-type="float" office:value="0.0601" calcext:value-type="float">
            <text:p>0.0601</text:p>
          </table:table-cell>
          <table:table-cell table:style-name="ce4" table:formula="of:=IF([.H49]=&quot;0&quot;;[.J4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6.0</text:p>
          </table:table-cell>
          <table:table-cell office:value-type="string" calcext:value-type="string">
            <text:p>2015-02-12T10:50:00Z</text:p>
          </table:table-cell>
          <table:table-cell table:formula="of:=FIND(&quot;.&quot;;[.B50])" office:value-type="float" office:value="2" calcext:value-type="float">
            <text:p>2</text:p>
          </table:table-cell>
          <table:table-cell table:formula="of:=FIND(&quot;.&quot;;[.B50];[.D50]+1)" office:value-type="float" office:value="4" calcext:value-type="float">
            <text:p>4</text:p>
          </table:table-cell>
          <table:table-cell table:formula="of:=LEFT([.B50];[.D50]-1)" office:value-type="string" office:string-value="0" calcext:value-type="string">
            <text:p>0</text:p>
          </table:table-cell>
          <table:table-cell table:formula="of:=MID([.B50];[.D50]+1;[.E50]-[.D50]-1)" office:value-type="string" office:string-value="6" calcext:value-type="string">
            <text:p>6</text:p>
          </table:table-cell>
          <table:table-cell table:formula="of:=RIGHT([.B50];LEN([.B50])-[.E50])" office:value-type="string" office:string-value="0" calcext:value-type="string">
            <text:p>0</text:p>
          </table:table-cell>
          <table:table-cell table:style-name="ce1" table:formula="of:=DATE(LEFT([.C50];4);MID([.C50];6;2);MID([.C50];9;2))" office:value-type="date" office:date-value="2015-02-12" calcext:value-type="date">
            <text:p>02/12/15</text:p>
          </table:table-cell>
          <table:table-cell table:style-name="ce3" table:formula="of:=[.F50]+[.G50]/100+[.H50]/10000" office:value-type="float" office:value="0.06" calcext:value-type="float">
            <text:p>0.0600</text:p>
          </table:table-cell>
          <table:table-cell table:style-name="ce4" table:formula="of:=IF([.H50]=&quot;0&quot;;[.J50];&quot;&quot;)" office:value-type="float" office:value="0.06" calcext:value-type="float">
            <text:p>0.0600</text:p>
          </table:table-cell>
        </table:table-row>
        <table:table-row table:style-name="ro1">
          <table:table-cell/>
          <table:table-cell office:value-type="string" calcext:value-type="string">
            <text:p>0.5.10</text:p>
          </table:table-cell>
          <table:table-cell office:value-type="string" calcext:value-type="string">
            <text:p>2015-02-12T10:15:41Z</text:p>
          </table:table-cell>
          <table:table-cell table:formula="of:=FIND(&quot;.&quot;;[.B51])" office:value-type="float" office:value="2" calcext:value-type="float">
            <text:p>2</text:p>
          </table:table-cell>
          <table:table-cell table:formula="of:=FIND(&quot;.&quot;;[.B51];[.D51]+1)" office:value-type="float" office:value="4" calcext:value-type="float">
            <text:p>4</text:p>
          </table:table-cell>
          <table:table-cell table:formula="of:=LEFT([.B51];[.D51]-1)" office:value-type="string" office:string-value="0" calcext:value-type="string">
            <text:p>0</text:p>
          </table:table-cell>
          <table:table-cell table:formula="of:=MID([.B51];[.D51]+1;[.E51]-[.D51]-1)" office:value-type="string" office:string-value="5" calcext:value-type="string">
            <text:p>5</text:p>
          </table:table-cell>
          <table:table-cell table:formula="of:=RIGHT([.B51];LEN([.B51])-[.E51])" office:value-type="string" office:string-value="10" calcext:value-type="string">
            <text:p>10</text:p>
          </table:table-cell>
          <table:table-cell table:style-name="ce1" table:formula="of:=DATE(LEFT([.C51];4);MID([.C51];6;2);MID([.C51];9;2))" office:value-type="date" office:date-value="2015-02-12" calcext:value-type="date">
            <text:p>02/12/15</text:p>
          </table:table-cell>
          <table:table-cell table:style-name="ce3" table:formula="of:=[.F51]+[.G51]/100+[.H51]/10000" office:value-type="float" office:value="0.051" calcext:value-type="float">
            <text:p>0.0510</text:p>
          </table:table-cell>
          <table:table-cell table:style-name="ce4" table:formula="of:=IF([.H51]=&quot;0&quot;;[.J5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9</text:p>
          </table:table-cell>
          <table:table-cell office:value-type="string" calcext:value-type="string">
            <text:p>2015-02-07T20:35:33Z</text:p>
          </table:table-cell>
          <table:table-cell table:formula="of:=FIND(&quot;.&quot;;[.B52])" office:value-type="float" office:value="2" calcext:value-type="float">
            <text:p>2</text:p>
          </table:table-cell>
          <table:table-cell table:formula="of:=FIND(&quot;.&quot;;[.B52];[.D52]+1)" office:value-type="float" office:value="4" calcext:value-type="float">
            <text:p>4</text:p>
          </table:table-cell>
          <table:table-cell table:formula="of:=LEFT([.B52];[.D52]-1)" office:value-type="string" office:string-value="0" calcext:value-type="string">
            <text:p>0</text:p>
          </table:table-cell>
          <table:table-cell table:formula="of:=MID([.B52];[.D52]+1;[.E52]-[.D52]-1)" office:value-type="string" office:string-value="5" calcext:value-type="string">
            <text:p>5</text:p>
          </table:table-cell>
          <table:table-cell table:formula="of:=RIGHT([.B52];LEN([.B52])-[.E52])" office:value-type="string" office:string-value="9" calcext:value-type="string">
            <text:p>9</text:p>
          </table:table-cell>
          <table:table-cell table:style-name="ce1" table:formula="of:=DATE(LEFT([.C52];4);MID([.C52];6;2);MID([.C52];9;2))" office:value-type="date" office:date-value="2015-02-07" calcext:value-type="date">
            <text:p>02/07/15</text:p>
          </table:table-cell>
          <table:table-cell table:style-name="ce3" table:formula="of:=[.F52]+[.G52]/100+[.H52]/10000" office:value-type="float" office:value="0.0509" calcext:value-type="float">
            <text:p>0.0509</text:p>
          </table:table-cell>
          <table:table-cell table:style-name="ce4" table:formula="of:=IF([.H52]=&quot;0&quot;;[.J5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8</text:p>
          </table:table-cell>
          <table:table-cell office:value-type="string" calcext:value-type="string">
            <text:p>2015-01-16T20:43:21Z</text:p>
          </table:table-cell>
          <table:table-cell table:formula="of:=FIND(&quot;.&quot;;[.B53])" office:value-type="float" office:value="2" calcext:value-type="float">
            <text:p>2</text:p>
          </table:table-cell>
          <table:table-cell table:formula="of:=FIND(&quot;.&quot;;[.B53];[.D53]+1)" office:value-type="float" office:value="4" calcext:value-type="float">
            <text:p>4</text:p>
          </table:table-cell>
          <table:table-cell table:formula="of:=LEFT([.B53];[.D53]-1)" office:value-type="string" office:string-value="0" calcext:value-type="string">
            <text:p>0</text:p>
          </table:table-cell>
          <table:table-cell table:formula="of:=MID([.B53];[.D53]+1;[.E53]-[.D53]-1)" office:value-type="string" office:string-value="5" calcext:value-type="string">
            <text:p>5</text:p>
          </table:table-cell>
          <table:table-cell table:formula="of:=RIGHT([.B53];LEN([.B53])-[.E53])" office:value-type="string" office:string-value="8" calcext:value-type="string">
            <text:p>8</text:p>
          </table:table-cell>
          <table:table-cell table:style-name="ce1" table:formula="of:=DATE(LEFT([.C53];4);MID([.C53];6;2);MID([.C53];9;2))" office:value-type="date" office:date-value="2015-01-16" calcext:value-type="date">
            <text:p>01/16/15</text:p>
          </table:table-cell>
          <table:table-cell table:style-name="ce3" table:formula="of:=[.F53]+[.G53]/100+[.H53]/10000" office:value-type="float" office:value="0.0508" calcext:value-type="float">
            <text:p>0.0508</text:p>
          </table:table-cell>
          <table:table-cell table:style-name="ce4" table:formula="of:=IF([.H53]=&quot;0&quot;;[.J5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7</text:p>
          </table:table-cell>
          <table:table-cell office:value-type="string" calcext:value-type="string">
            <text:p>2015-01-02T23:47:14Z</text:p>
          </table:table-cell>
          <table:table-cell table:formula="of:=FIND(&quot;.&quot;;[.B54])" office:value-type="float" office:value="2" calcext:value-type="float">
            <text:p>2</text:p>
          </table:table-cell>
          <table:table-cell table:formula="of:=FIND(&quot;.&quot;;[.B54];[.D54]+1)" office:value-type="float" office:value="4" calcext:value-type="float">
            <text:p>4</text:p>
          </table:table-cell>
          <table:table-cell table:formula="of:=LEFT([.B54];[.D54]-1)" office:value-type="string" office:string-value="0" calcext:value-type="string">
            <text:p>0</text:p>
          </table:table-cell>
          <table:table-cell table:formula="of:=MID([.B54];[.D54]+1;[.E54]-[.D54]-1)" office:value-type="string" office:string-value="5" calcext:value-type="string">
            <text:p>5</text:p>
          </table:table-cell>
          <table:table-cell table:formula="of:=RIGHT([.B54];LEN([.B54])-[.E54])" office:value-type="string" office:string-value="7" calcext:value-type="string">
            <text:p>7</text:p>
          </table:table-cell>
          <table:table-cell table:style-name="ce1" table:formula="of:=DATE(LEFT([.C54];4);MID([.C54];6;2);MID([.C54];9;2))" office:value-type="date" office:date-value="2015-01-02" calcext:value-type="date">
            <text:p>01/02/15</text:p>
          </table:table-cell>
          <table:table-cell table:style-name="ce3" table:formula="of:=[.F54]+[.G54]/100+[.H54]/10000" office:value-type="float" office:value="0.0507" calcext:value-type="float">
            <text:p>0.0507</text:p>
          </table:table-cell>
          <table:table-cell table:style-name="ce4" table:formula="of:=IF([.H54]=&quot;0&quot;;[.J5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6</text:p>
          </table:table-cell>
          <table:table-cell office:value-type="string" calcext:value-type="string">
            <text:p>2014-12-31T17:49:08Z</text:p>
          </table:table-cell>
          <table:table-cell table:formula="of:=FIND(&quot;.&quot;;[.B55])" office:value-type="float" office:value="2" calcext:value-type="float">
            <text:p>2</text:p>
          </table:table-cell>
          <table:table-cell table:formula="of:=FIND(&quot;.&quot;;[.B55];[.D55]+1)" office:value-type="float" office:value="4" calcext:value-type="float">
            <text:p>4</text:p>
          </table:table-cell>
          <table:table-cell table:formula="of:=LEFT([.B55];[.D55]-1)" office:value-type="string" office:string-value="0" calcext:value-type="string">
            <text:p>0</text:p>
          </table:table-cell>
          <table:table-cell table:formula="of:=MID([.B55];[.D55]+1;[.E55]-[.D55]-1)" office:value-type="string" office:string-value="5" calcext:value-type="string">
            <text:p>5</text:p>
          </table:table-cell>
          <table:table-cell table:formula="of:=RIGHT([.B55];LEN([.B55])-[.E55])" office:value-type="string" office:string-value="6" calcext:value-type="string">
            <text:p>6</text:p>
          </table:table-cell>
          <table:table-cell table:style-name="ce1" table:formula="of:=DATE(LEFT([.C55];4);MID([.C55];6;2);MID([.C55];9;2))" office:value-type="date" office:date-value="2014-12-31" calcext:value-type="date">
            <text:p>12/31/14</text:p>
          </table:table-cell>
          <table:table-cell table:style-name="ce3" table:formula="of:=[.F55]+[.G55]/100+[.H55]/10000" office:value-type="float" office:value="0.0506" calcext:value-type="float">
            <text:p>0.0506</text:p>
          </table:table-cell>
          <table:table-cell table:style-name="ce4" table:formula="of:=IF([.H55]=&quot;0&quot;;[.J5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5</text:p>
          </table:table-cell>
          <table:table-cell office:value-type="string" calcext:value-type="string">
            <text:p>2014-12-12T22:59:59Z</text:p>
          </table:table-cell>
          <table:table-cell table:formula="of:=FIND(&quot;.&quot;;[.B56])" office:value-type="float" office:value="2" calcext:value-type="float">
            <text:p>2</text:p>
          </table:table-cell>
          <table:table-cell table:formula="of:=FIND(&quot;.&quot;;[.B56];[.D56]+1)" office:value-type="float" office:value="4" calcext:value-type="float">
            <text:p>4</text:p>
          </table:table-cell>
          <table:table-cell table:formula="of:=LEFT([.B56];[.D56]-1)" office:value-type="string" office:string-value="0" calcext:value-type="string">
            <text:p>0</text:p>
          </table:table-cell>
          <table:table-cell table:formula="of:=MID([.B56];[.D56]+1;[.E56]-[.D56]-1)" office:value-type="string" office:string-value="5" calcext:value-type="string">
            <text:p>5</text:p>
          </table:table-cell>
          <table:table-cell table:formula="of:=RIGHT([.B56];LEN([.B56])-[.E56])" office:value-type="string" office:string-value="5" calcext:value-type="string">
            <text:p>5</text:p>
          </table:table-cell>
          <table:table-cell table:style-name="ce1" table:formula="of:=DATE(LEFT([.C56];4);MID([.C56];6;2);MID([.C56];9;2))" office:value-type="date" office:date-value="2014-12-12" calcext:value-type="date">
            <text:p>12/12/14</text:p>
          </table:table-cell>
          <table:table-cell table:style-name="ce3" table:formula="of:=[.F56]+[.G56]/100+[.H56]/10000" office:value-type="float" office:value="0.0505" calcext:value-type="float">
            <text:p>0.0505</text:p>
          </table:table-cell>
          <table:table-cell table:style-name="ce4" table:formula="of:=IF([.H56]=&quot;0&quot;;[.J5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4</text:p>
          </table:table-cell>
          <table:table-cell office:value-type="string" calcext:value-type="string">
            <text:p>2014-12-04T19:33:28Z</text:p>
          </table:table-cell>
          <table:table-cell table:formula="of:=FIND(&quot;.&quot;;[.B57])" office:value-type="float" office:value="2" calcext:value-type="float">
            <text:p>2</text:p>
          </table:table-cell>
          <table:table-cell table:formula="of:=FIND(&quot;.&quot;;[.B57];[.D57]+1)" office:value-type="float" office:value="4" calcext:value-type="float">
            <text:p>4</text:p>
          </table:table-cell>
          <table:table-cell table:formula="of:=LEFT([.B57];[.D57]-1)" office:value-type="string" office:string-value="0" calcext:value-type="string">
            <text:p>0</text:p>
          </table:table-cell>
          <table:table-cell table:formula="of:=MID([.B57];[.D57]+1;[.E57]-[.D57]-1)" office:value-type="string" office:string-value="5" calcext:value-type="string">
            <text:p>5</text:p>
          </table:table-cell>
          <table:table-cell table:formula="of:=RIGHT([.B57];LEN([.B57])-[.E57])" office:value-type="string" office:string-value="4" calcext:value-type="string">
            <text:p>4</text:p>
          </table:table-cell>
          <table:table-cell table:style-name="ce1" table:formula="of:=DATE(LEFT([.C57];4);MID([.C57];6;2);MID([.C57];9;2))" office:value-type="date" office:date-value="2014-12-04" calcext:value-type="date">
            <text:p>12/04/14</text:p>
          </table:table-cell>
          <table:table-cell table:style-name="ce3" table:formula="of:=[.F57]+[.G57]/100+[.H57]/10000" office:value-type="float" office:value="0.0504" calcext:value-type="float">
            <text:p>0.0504</text:p>
          </table:table-cell>
          <table:table-cell table:style-name="ce4" table:formula="of:=IF([.H57]=&quot;0&quot;;[.J5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3</text:p>
          </table:table-cell>
          <table:table-cell office:value-type="string" calcext:value-type="string">
            <text:p>2014-11-06T21:57:57Z</text:p>
          </table:table-cell>
          <table:table-cell table:formula="of:=FIND(&quot;.&quot;;[.B58])" office:value-type="float" office:value="2" calcext:value-type="float">
            <text:p>2</text:p>
          </table:table-cell>
          <table:table-cell table:formula="of:=FIND(&quot;.&quot;;[.B58];[.D58]+1)" office:value-type="float" office:value="4" calcext:value-type="float">
            <text:p>4</text:p>
          </table:table-cell>
          <table:table-cell table:formula="of:=LEFT([.B58];[.D58]-1)" office:value-type="string" office:string-value="0" calcext:value-type="string">
            <text:p>0</text:p>
          </table:table-cell>
          <table:table-cell table:formula="of:=MID([.B58];[.D58]+1;[.E58]-[.D58]-1)" office:value-type="string" office:string-value="5" calcext:value-type="string">
            <text:p>5</text:p>
          </table:table-cell>
          <table:table-cell table:formula="of:=RIGHT([.B58];LEN([.B58])-[.E58])" office:value-type="string" office:string-value="3" calcext:value-type="string">
            <text:p>3</text:p>
          </table:table-cell>
          <table:table-cell table:style-name="ce1" table:formula="of:=DATE(LEFT([.C58];4);MID([.C58];6;2);MID([.C58];9;2))" office:value-type="date" office:date-value="2014-11-06" calcext:value-type="date">
            <text:p>11/06/14</text:p>
          </table:table-cell>
          <table:table-cell table:style-name="ce3" table:formula="of:=[.F58]+[.G58]/100+[.H58]/10000" office:value-type="float" office:value="0.0503" calcext:value-type="float">
            <text:p>0.0503</text:p>
          </table:table-cell>
          <table:table-cell table:style-name="ce4" table:formula="of:=IF([.H58]=&quot;0&quot;;[.J5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2</text:p>
          </table:table-cell>
          <table:table-cell office:value-type="string" calcext:value-type="string">
            <text:p>2014-11-04T22:20:08Z</text:p>
          </table:table-cell>
          <table:table-cell table:formula="of:=FIND(&quot;.&quot;;[.B59])" office:value-type="float" office:value="2" calcext:value-type="float">
            <text:p>2</text:p>
          </table:table-cell>
          <table:table-cell table:formula="of:=FIND(&quot;.&quot;;[.B59];[.D59]+1)" office:value-type="float" office:value="4" calcext:value-type="float">
            <text:p>4</text:p>
          </table:table-cell>
          <table:table-cell table:formula="of:=LEFT([.B59];[.D59]-1)" office:value-type="string" office:string-value="0" calcext:value-type="string">
            <text:p>0</text:p>
          </table:table-cell>
          <table:table-cell table:formula="of:=MID([.B59];[.D59]+1;[.E59]-[.D59]-1)" office:value-type="string" office:string-value="5" calcext:value-type="string">
            <text:p>5</text:p>
          </table:table-cell>
          <table:table-cell table:formula="of:=RIGHT([.B59];LEN([.B59])-[.E59])" office:value-type="string" office:string-value="2" calcext:value-type="string">
            <text:p>2</text:p>
          </table:table-cell>
          <table:table-cell table:style-name="ce1" table:formula="of:=DATE(LEFT([.C59];4);MID([.C59];6;2);MID([.C59];9;2))" office:value-type="date" office:date-value="2014-11-04" calcext:value-type="date">
            <text:p>11/04/14</text:p>
          </table:table-cell>
          <table:table-cell table:style-name="ce3" table:formula="of:=[.F59]+[.G59]/100+[.H59]/10000" office:value-type="float" office:value="0.0502" calcext:value-type="float">
            <text:p>0.0502</text:p>
          </table:table-cell>
          <table:table-cell table:style-name="ce4" table:formula="of:=IF([.H59]=&quot;0&quot;;[.J5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1</text:p>
          </table:table-cell>
          <table:table-cell office:value-type="string" calcext:value-type="string">
            <text:p>2014-10-16T22:25:44Z</text:p>
          </table:table-cell>
          <table:table-cell table:formula="of:=FIND(&quot;.&quot;;[.B60])" office:value-type="float" office:value="2" calcext:value-type="float">
            <text:p>2</text:p>
          </table:table-cell>
          <table:table-cell table:formula="of:=FIND(&quot;.&quot;;[.B60];[.D60]+1)" office:value-type="float" office:value="4" calcext:value-type="float">
            <text:p>4</text:p>
          </table:table-cell>
          <table:table-cell table:formula="of:=LEFT([.B60];[.D60]-1)" office:value-type="string" office:string-value="0" calcext:value-type="string">
            <text:p>0</text:p>
          </table:table-cell>
          <table:table-cell table:formula="of:=MID([.B60];[.D60]+1;[.E60]-[.D60]-1)" office:value-type="string" office:string-value="5" calcext:value-type="string">
            <text:p>5</text:p>
          </table:table-cell>
          <table:table-cell table:formula="of:=RIGHT([.B60];LEN([.B60])-[.E60])" office:value-type="string" office:string-value="1" calcext:value-type="string">
            <text:p>1</text:p>
          </table:table-cell>
          <table:table-cell table:style-name="ce1" table:formula="of:=DATE(LEFT([.C60];4);MID([.C60];6;2);MID([.C60];9;2))" office:value-type="date" office:date-value="2014-10-16" calcext:value-type="date">
            <text:p>10/16/14</text:p>
          </table:table-cell>
          <table:table-cell table:style-name="ce3" table:formula="of:=[.F60]+[.G60]/100+[.H60]/10000" office:value-type="float" office:value="0.0501" calcext:value-type="float">
            <text:p>0.0501</text:p>
          </table:table-cell>
          <table:table-cell table:style-name="ce4" table:formula="of:=IF([.H60]=&quot;0&quot;;[.J6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0</text:p>
          </table:table-cell>
          <table:table-cell office:value-type="string" calcext:value-type="string">
            <text:p>2014-09-28T07:37:47Z</text:p>
          </table:table-cell>
          <table:table-cell table:formula="of:=FIND(&quot;.&quot;;[.B61])" office:value-type="float" office:value="2" calcext:value-type="float">
            <text:p>2</text:p>
          </table:table-cell>
          <table:table-cell table:formula="of:=FIND(&quot;.&quot;;[.B61];[.D61]+1)" office:value-type="float" office:value="4" calcext:value-type="float">
            <text:p>4</text:p>
          </table:table-cell>
          <table:table-cell table:formula="of:=LEFT([.B61];[.D61]-1)" office:value-type="string" office:string-value="0" calcext:value-type="string">
            <text:p>0</text:p>
          </table:table-cell>
          <table:table-cell table:formula="of:=MID([.B61];[.D61]+1;[.E61]-[.D61]-1)" office:value-type="string" office:string-value="5" calcext:value-type="string">
            <text:p>5</text:p>
          </table:table-cell>
          <table:table-cell table:formula="of:=RIGHT([.B61];LEN([.B61])-[.E61])" office:value-type="string" office:string-value="0" calcext:value-type="string">
            <text:p>0</text:p>
          </table:table-cell>
          <table:table-cell table:style-name="ce1" table:formula="of:=DATE(LEFT([.C61];4);MID([.C61];6;2);MID([.C61];9;2))" office:value-type="date" office:date-value="2014-09-28" calcext:value-type="date">
            <text:p>09/28/14</text:p>
          </table:table-cell>
          <table:table-cell table:style-name="ce3" table:formula="of:=[.F61]+[.G61]/100+[.H61]/10000" office:value-type="float" office:value="0.05" calcext:value-type="float">
            <text:p>0.0500</text:p>
          </table:table-cell>
          <table:table-cell table:style-name="ce4" table:formula="of:=IF([.H61]=&quot;0&quot;;[.J61];&quot;&quot;)" office:value-type="float" office:value="0.05" calcext:value-type="float">
            <text:p>0.0500</text:p>
          </table:table-cell>
        </table:table-row>
        <table:table-row table:style-name="ro1" table:number-rows-repeated="10485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0:49:50.748929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7-06-28T10:54:46.053415963</dc:date>
    <meta:editing-duration>PT2H32M10S</meta:editing-duration>
    <meta:editing-cycles>15</meta:editing-cycles>
    <meta:generator>LibreOffice/5.1.6.2$Linux_X86_64 LibreOffice_project/10m0$Build-2</meta:generator>
    <meta:document-statistic meta:table-count="1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654" chart:maximum="43115" chart:origin="0" chart:interval-major="91.250000001" chart:interval-minor-divisor="3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3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image" chart:symbol-width="0.243cm" chart:symbol-height="0.243cm" chart:link-data-style-to-source="true">
        <chart:symbol-image xlink:href="Pictures/100002000000000B0000000B7D1422FA29DDF7D5.gif"/>
      </style:chart-properties>
      <style:graphic-properties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sterisk" chart:symbol-width="0.25cm" chart:symbol-height="0.25cm" chart:link-data-style-to-source="true"/>
      <style:graphic-properties svg:stroke-width="0.025cm" svg:stroke-color="#b2b2b2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51cm" svg:height="17.745cm" xlink:href=".." xlink:type="simple" chart:class="chart:scatter" chart:column-mapping="1 0" chart:style-name="ch1">
        <chart:title svg:x="14.162cm" svg:y="0.489cm" chart:style-name="ch2">
          <text:p>Crystal-lang Releases</text:p>
        </chart:title>
        <chart:legend chart:legend-position="end" svg:x="29.488cm" svg:y="8.346cm" style:legend-expansion="high" chart:style-name="ch3"/>
        <chart:plot-area chart:style-name="ch4" table:cell-range-address="Sheet1.I2:Sheet1.K61" chart:data-source-has-labels="both" svg:x="1.657cm" svg:y="1.628cm" svg:width="27.168cm" svg:height="14.799cm">
          <chartooo:coordinate-region svg:x="2.99cm" svg:y="1.816cm" svg:width="25.167cm" svg:height="13.986cm"/>
          <chart:axis chart:dimension="x" chart:name="primary-x" chart:style-name="ch5" chartooo:axis-type="auto">
            <chart:title svg:x="14.852cm" svg:y="16.782cm" chart:style-name="ch6">
              <text:p>Date</text:p>
            </chart:title>
            <chart:categories table:cell-range-address="Sheet1.I3:Sheet1.I6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835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K3:Sheet1.K61" chart:label-cell-address="Sheet1.K2:Sheet1.K2" chart:class="chart:scatter">
            <chart:domain table:cell-range-address="Sheet1.I3:Sheet1.I61"/>
            <chart:data-point chart:repeated="59"/>
          </chart:series>
          <chart:series chart:style-name="ch12" chart:values-cell-range-address="Sheet1.J3:Sheet1.J61" chart:label-cell-address="Sheet1.J2:Sheet1.J2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ersion(m.m)</text:p>
                <draw:g>
                  <svg:desc>Sheet1.K2:Sheet1.K2</svg:desc>
                </draw:g>
              </table:table-cell>
              <table:table-cell office:value-type="string">
                <text:p>version(m.m.p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846">
                <text:p>42846</text:p>
                <draw:g>
                  <svg:desc>Sheet1.I3:Sheet1.I61</svg:desc>
                </draw:g>
              </table:table-cell>
              <table:table-cell office:value-type="float" office:value="42846">
                <text:p>42846</text:p>
                <draw:g>
                  <svg:desc>Sheet1.I3:Sheet1.I61</svg:desc>
                </draw:g>
              </table:table-cell>
              <table:table-cell office:value-type="float" office:value="0.22">
                <text:p>0.22</text:p>
                <draw:g>
                  <svg:desc>Sheet1.K3:Sheet1.K61</svg:desc>
                </draw:g>
              </table:table-cell>
              <table:table-cell office:value-type="float" office:value="0.22">
                <text:p>0.22</text:p>
                <draw:g>
                  <svg:desc>Sheet1.J3:Sheet1.J61</svg:desc>
                </draw:g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2801">
                <text:p>42801</text:p>
              </table:table-cell>
              <table:table-cell office:value-type="float" office:value="NaN">
                <text:p>NaN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42787">
                <text:p>42787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42757">
                <text:p>42757</text:p>
              </table:table-cell>
              <table:table-cell office:value-type="float" office:value="NaN">
                <text:p>NaN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float" office:value="42742">
                <text:p>42742</text:p>
              </table:table-cell>
              <table:table-cell office:value-type="float" office:value="42742">
                <text:p>42742</text:p>
              </table:table-cell>
              <table:table-cell office:value-type="float" office:value="NaN">
                <text:p>NaN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42728">
                <text:p>42728</text:p>
              </table:table-cell>
              <table:table-cell office:value-type="float" office:value="42728">
                <text:p>42728</text:p>
              </table:table-cell>
              <table:table-cell office:value-type="float" office:value="NaN">
                <text:p>NaN</text:p>
              </table:table-cell>
              <table:table-cell office:value-type="float" office:value="0.2003">
                <text:p>0.200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42710">
                <text:p>42710</text:p>
              </table:table-cell>
              <table:table-cell office:value-type="float" office:value="NaN">
                <text:p>NaN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42696">
                <text:p>4269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42650">
                <text:p>42650</text:p>
              </table:table-cell>
              <table:table-cell office:value-type="float" office:value="NaN">
                <text:p>NaN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42643">
                <text:p>42643</text:p>
              </table:table-cell>
              <table:table-cell office:value-type="float" office:value="NaN">
                <text:p>NaN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42629">
                <text:p>42629</text:p>
              </table:table-cell>
              <table:table-cell office:value-type="float" office:value="NaN">
                <text:p>NaN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42622">
                <text:p>42622</text:p>
              </table:table-cell>
              <table:table-cell office:value-type="float" office:value="NaN">
                <text:p>NaN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42617">
                <text:p>42617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2554">
                <text:p>42554</text:p>
              </table:table-cell>
              <table:table-cell office:value-type="float" office:value="NaN">
                <text:p>NaN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42549">
                <text:p>42549</text:p>
              </table:table-cell>
              <table:table-cell office:value-type="float" office:value="NaN">
                <text:p>NaN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42543">
                <text:p>42543</text:p>
              </table:table-cell>
              <table:table-cell office:value-type="float" office:value="NaN">
                <text:p>NaN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42538">
                <text:p>42538</text:p>
              </table:table-cell>
              <table:table-cell office:value-type="float" office:value="NaN">
                <text:p>NaN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42516">
                <text:p>42516</text:p>
              </table:table-cell>
              <table:table-cell office:value-type="float" office:value="NaN">
                <text:p>NaN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42510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42452">
                <text:p>42452</text:p>
              </table:table-cell>
              <table:table-cell office:value-type="float" office:value="NaN">
                <text:p>NaN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42451">
                <text:p>42451</text:p>
              </table:table-cell>
              <table:table-cell office:value-type="float" office:value="NaN">
                <text:p>NaN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42394">
                <text:p>42394</text:p>
              </table:table-cell>
              <table:table-cell office:value-type="float" office:value="NaN">
                <text:p>NaN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42382">
                <text:p>42382</text:p>
              </table:table-cell>
              <table:table-cell office:value-type="float" office:value="NaN">
                <text:p>NaN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42377">
                <text:p>42377</text:p>
              </table:table-cell>
              <table:table-cell office:value-type="float" office:value="NaN">
                <text:p>NaN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42307">
                <text:p>42307</text:p>
              </table:table-cell>
              <table:table-cell office:value-type="float" office:value="NaN">
                <text:p>NaN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42252">
                <text:p>42252</text:p>
              </table:table-cell>
              <table:table-cell office:value-type="float" office:value="NaN">
                <text:p>NaN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42229">
                <text:p>42229</text:p>
              </table:table-cell>
              <table:table-cell office:value-type="float" office:value="NaN">
                <text:p>NaN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42215">
                <text:p>42215</text:p>
              </table:table-cell>
              <table:table-cell office:value-type="float" office:value="NaN">
                <text:p>NaN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42179">
                <text:p>42179</text:p>
              </table:table-cell>
              <table:table-cell office:value-type="float" office:value="NaN">
                <text:p>NaN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42162">
                <text:p>42162</text:p>
              </table:table-cell>
              <table:table-cell office:value-type="float" office:value="NaN">
                <text:p>NaN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42124">
                <text:p>42124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42068">
                <text:p>42068</text:p>
              </table:table-cell>
              <table:table-cell office:value-type="float" office:value="NaN">
                <text:p>NaN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42047">
                <text:p>420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42047">
                <text:p>42047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42042">
                <text:p>42042</text:p>
              </table:table-cell>
              <table:table-cell office:value-type="float" office:value="NaN">
                <text:p>NaN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42006">
                <text:p>42006</text:p>
              </table:table-cell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42004">
                <text:p>42004</text:p>
              </table:table-cell>
              <table:table-cell office:value-type="float" office:value="NaN">
                <text:p>NaN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41985">
                <text:p>41985</text:p>
              </table:table-cell>
              <table:table-cell office:value-type="float" office:value="NaN">
                <text:p>NaN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41977">
                <text:p>41977</text:p>
              </table:table-cell>
              <table:table-cell office:value-type="float" office:value="NaN">
                <text:p>NaN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41949">
                <text:p>41949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41947">
                <text:p>41947</text:p>
              </table:table-cell>
              <table:table-cell office:value-type="float" office:value="NaN">
                <text:p>NaN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41928">
                <text:p>41928</text:p>
              </table:table-cell>
              <table:table-cell office:value-type="float" office:value="NaN">
                <text:p>NaN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41910">
                <text:p>4191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